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cm"/>
    </style:style>
    <style:style style:name="co2" style:family="table-column">
      <style:table-column-properties fo:break-before="auto" style:column-width="13.593cm"/>
    </style:style>
    <style:style style:name="co3" style:family="table-column">
      <style:table-column-properties fo:break-before="auto" style:column-width="2.26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97cm" fo:break-before="auto" style:use-optimal-row-height="false"/>
    </style:style>
    <style:style style:name="ta1" style:family="table" style:master-page-name="PageStyle_5f_Estrutur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5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Estrutura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4"/>
        <table:table-column table:style-name="co3" table:number-columns-repeated="4" table:default-cell-style-name="Default"/>
        <table:table-column table:style-name="co3" table:default-cell-style-name="ce17"/>
        <table:table-column table:style-name="co3" table:default-cell-style-name="ce22"/>
        <table:table-column table:style-name="co3" table:number-columns-repeated="1016" table:default-cell-style-name="Default"/>
        <table:table-row table:style-name="ro1">
          <table:table-cell table:style-name="ce1" office:value-type="string" table:number-columns-spanned="2" table:number-rows-spanned="1">
            <text:p>Áreas gerais, específicas e detalhadas de formação dos cursos de nível superior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EDUCAÇÃO</text:p>
          </table:table-cell>
          <table:table-cell table:style-name="ce15" table:number-columns-repeated="4"/>
          <table:table-cell table:style-name="ce18" table:number-columns-repeated="2"/>
          <table:table-cell table:style-name="ce15" table:number-columns-repeated="1016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10" office:value-type="string">
            <text:p>FORMAÇÃO DE PROFESSORES E CIÊNCIAS DA EDUCAÇÃO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4" office:value-type="float" office:value="140">
            <text:p>140</text:p>
          </table:table-cell>
          <table:table-cell table:style-name="ce11" office:value-type="string">
            <text:p>FORMAÇÃO DO PROFESSOR E CIÊNCIAS DA EDUCAÇÃO (CURSO GERAIS)</text:p>
          </table:table-cell>
          <table:table-cell table:number-columns-repeated="1022"/>
        </table:table-row>
        <table:table-row table:style-name="ro3">
          <table:table-cell table:style-name="ce4" office:value-type="float" office:value="142">
            <text:p>142</text:p>
          </table:table-cell>
          <table:table-cell table:style-name="ce11" office:value-type="string">
            <text:p>CIÊNCIAS DA EDUCAÇÃO</text:p>
          </table:table-cell>
          <table:table-cell table:number-columns-repeated="1022"/>
        </table:table-row>
        <table:table-row table:style-name="ro3">
          <table:table-cell table:style-name="ce4" office:value-type="float" office:value="143">
            <text:p>143</text:p>
          </table:table-cell>
          <table:table-cell table:style-name="ce11" office:value-type="string">
            <text:p>FORMAÇÃO DE PROFESSORES DE EDUCAÇÃO INFANTIL</text:p>
          </table:table-cell>
          <table:table-cell table:number-columns-repeated="1022"/>
        </table:table-row>
        <table:table-row table:style-name="ro3">
          <table:table-cell table:style-name="ce4" office:value-type="float" office:value="144">
            <text:p>144</text:p>
          </table:table-cell>
          <table:table-cell table:style-name="ce11" office:value-type="string">
            <text:p>FORMAÇÃO DE PROFESSORES DA EDUCAÇÃO BÁSICA</text:p>
          </table:table-cell>
          <table:table-cell table:number-columns-repeated="1022"/>
        </table:table-row>
        <table:table-row table:style-name="ro3">
          <table:table-cell table:style-name="ce4" office:value-type="float" office:value="145">
            <text:p>145</text:p>
          </table:table-cell>
          <table:table-cell table:style-name="ce11" office:value-type="string">
            <text:p>FORMAÇÃO DE PROFESSORES COM ESPECIALIZAÇÃO EM MATÉRIAS ESPECÍFICAS</text:p>
          </table:table-cell>
          <table:table-cell table:number-columns-repeated="1022"/>
        </table:table-row>
        <table:table-row table:style-name="ro3">
          <table:table-cell table:style-name="ce4" office:value-type="float" office:value="146">
            <text:p>146</text:p>
          </table:table-cell>
          <table:table-cell table:style-name="ce11" office:value-type="string">
            <text:p>FORMAÇÃO DE PROFESSORES DE DISCIPLINAS PROFISSIONAIS </text:p>
          </table:table-cell>
          <table:table-cell table:number-columns-repeated="1022"/>
        </table:table-row>
        <table:table-row table:style-name="ro3">
          <table:table-cell table:style-name="ce5"/>
          <table:table-cell table:style-name="ce12"/>
          <table:table-cell table:number-columns-repeated="102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9" office:value-type="string">
            <text:p>HUMANIDADES E ARTES</text:p>
          </table:table-cell>
          <table:table-cell table:style-name="ce15" table:number-columns-repeated="4"/>
          <table:table-cell table:style-name="ce18" table:number-columns-repeated="2"/>
          <table:table-cell table:style-name="ce15" table:number-columns-repeated="1016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10" office:value-type="string">
            <text:p>ARTES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210">
            <text:p>210</text:p>
          </table:table-cell>
          <table:table-cell table:style-name="ce13" office:value-type="string">
            <text:p>ARTES (CURSO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211">
            <text:p>211</text:p>
          </table:table-cell>
          <table:table-cell table:style-name="ce13" office:value-type="string">
            <text:p>BELAS ARTE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212">
            <text:p>212</text:p>
          </table:table-cell>
          <table:table-cell table:style-name="ce13" office:value-type="string">
            <text:p>MÚSICA E ARTES CÊNICA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213">
            <text:p>213</text:p>
          </table:table-cell>
          <table:table-cell table:style-name="ce13" office:value-type="string">
            <text:p>TÉCNICAS AUDIOVISUAIS E PRODUÇÃO DE MÍDI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214">
            <text:p>214</text:p>
          </table:table-cell>
          <table:table-cell table:style-name="ce13" office:value-type="string">
            <text:p>DESIGN E ESTILISM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215">
            <text:p>215</text:p>
          </table:table-cell>
          <table:table-cell table:style-name="ce13" office:value-type="string">
            <text:p>ARTESANAT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10" office:value-type="string">
            <text:p>HUMANIDADES E LETRAS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220">
            <text:p>220</text:p>
          </table:table-cell>
          <table:table-cell table:style-name="ce13" office:value-type="string">
            <text:p>HUMANIDADES E LETRAS (CURSO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221">
            <text:p>221</text:p>
          </table:table-cell>
          <table:table-cell table:style-name="ce13" office:value-type="string">
            <text:p>RELIGIÃ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222">
            <text:p>222</text:p>
          </table:table-cell>
          <table:table-cell table:style-name="ce13" office:value-type="string">
            <text:p>LÍNGUAS E CULTURAS ESTRANGEIRA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223">
            <text:p>223</text:p>
          </table:table-cell>
          <table:table-cell table:style-name="ce13" office:value-type="string">
            <text:p>LÍNGUA MATERNA (VERNÁCULA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225">
            <text:p>225</text:p>
          </table:table-cell>
          <table:table-cell table:style-name="ce13" office:value-type="string">
            <text:p>HISTÓRIA E ARQUEOLOGI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226">
            <text:p>226</text:p>
          </table:table-cell>
          <table:table-cell table:style-name="ce13" office:value-type="string">
            <text:p>FILOSOFIA E ÉTIC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number-columns-repeated="6"/>
          <table:table-cell table:style-name="ce20" table:number-columns-repeated="2"/>
          <table:table-cell table:number-columns-repeated="101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9" office:value-type="string">
            <text:p>CIÊNCIAS SOCIAIS, NEGÓCIOS E DIREITO</text:p>
          </table:table-cell>
          <table:table-cell table:style-name="ce15" table:number-columns-repeated="4"/>
          <table:table-cell table:style-name="ce18" table:number-columns-repeated="2"/>
          <table:table-cell table:style-name="ce15" table:number-columns-repeated="1016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10" office:value-type="string">
            <text:p>CIÊNCIAS SOCIAIS E COMPORTAMENTAIS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310">
            <text:p>310</text:p>
          </table:table-cell>
          <table:table-cell table:style-name="ce13" office:value-type="string">
            <text:p>CIÊNCIAS SOCIAIS E COMPORTAMENTAIS (CURSOS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11">
            <text:p>311</text:p>
          </table:table-cell>
          <table:table-cell table:style-name="ce13" office:value-type="string">
            <text:p>PSICOLOGI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12">
            <text:p>312</text:p>
          </table:table-cell>
          <table:table-cell table:style-name="ce13" office:value-type="string">
            <text:p>SOCIOLOGIA E ESTUDOS CULTURAI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13">
            <text:p>313</text:p>
          </table:table-cell>
          <table:table-cell table:style-name="ce13" office:value-type="string">
            <text:p>CIÊNCIA POLÍTICA E EDUCAÇÃO CÍVIC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14">
            <text:p>314</text:p>
          </table:table-cell>
          <table:table-cell table:style-name="ce13" office:value-type="string">
            <text:p>ECONOMI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10" office:value-type="string">
            <text:p>JORNALISMO E INFORMAÇÃO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321">
            <text:p>321</text:p>
          </table:table-cell>
          <table:table-cell table:style-name="ce13" office:value-type="string">
            <text:p>JORNALISMO E REPORTAGEM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22">
            <text:p>322</text:p>
          </table:table-cell>
          <table:table-cell table:style-name="ce13" office:value-type="string">
            <text:p>BIBLIOTECONOMIA, INFORMAÇÃO, ARQUIVO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10" office:value-type="string">
            <text:p>COMÉRCIO E ADMINISTRAÇÃO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340">
            <text:p>340</text:p>
          </table:table-cell>
          <table:table-cell table:style-name="ce13" office:value-type="string">
            <text:p>COMÉRCIO E ADMINISTRAÇÃO(CURSO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41">
            <text:p>341</text:p>
          </table:table-cell>
          <table:table-cell table:style-name="ce13" office:value-type="string">
            <text:p>VENDAS EM ATACADO E VAREJ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42">
            <text:p>342</text:p>
          </table:table-cell>
          <table:table-cell table:style-name="ce13" office:value-type="string">
            <text:p>MARKETING E PUBLICIDADE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43">
            <text:p>343</text:p>
          </table:table-cell>
          <table:table-cell table:style-name="ce13" office:value-type="string">
            <text:p>FINANÇAS, BANCOS, SEGURO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44">
            <text:p>344</text:p>
          </table:table-cell>
          <table:table-cell table:style-name="ce13" office:value-type="string">
            <text:p>CONTABILIDADE E TRIBUTAÇÃ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45">
            <text:p>345</text:p>
          </table:table-cell>
          <table:table-cell table:style-name="ce13" office:value-type="string">
            <text:p>GERENCIAMENTO E ADMINISTRAÇÃ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46">
            <text:p>346</text:p>
          </table:table-cell>
          <table:table-cell table:style-name="ce13" office:value-type="string">
            <text:p>SECRETARIADO E TRABALHOS DE ESCRITÓRI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347">
            <text:p>347</text:p>
          </table:table-cell>
          <table:table-cell table:style-name="ce13" office:value-type="string">
            <text:p>VIDA PROFISSIONAL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10" office:value-type="string">
            <text:p>DIREITO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380">
            <text:p>380</text:p>
          </table:table-cell>
          <table:table-cell table:style-name="ce13" office:value-type="string">
            <text:p>DIREIT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number-columns-repeated="7"/>
          <table:table-cell table:style-name="ce20"/>
          <table:table-cell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9" office:value-type="string">
            <text:p>CIÊNCIAS, MATEMÁTICA E COMPUTAÇÃO</text:p>
          </table:table-cell>
          <table:table-cell table:style-name="ce15" table:number-columns-repeated="4"/>
          <table:table-cell table:style-name="ce18" table:number-columns-repeated="2"/>
          <table:table-cell table:style-name="ce15" table:number-columns-repeated="1016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10" office:value-type="string">
            <text:p>CIÊNCIAS DA VIDA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420">
            <text:p>420</text:p>
          </table:table-cell>
          <table:table-cell table:style-name="ce13" office:value-type="string">
            <text:p>CIÊNCIAS DA VIDA (CURSO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421">
            <text:p>421</text:p>
          </table:table-cell>
          <table:table-cell table:style-name="ce13" office:value-type="string">
            <text:p>BIOLOGIA E BIOQUÍMIC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422">
            <text:p>422</text:p>
          </table:table-cell>
          <table:table-cell table:style-name="ce13" office:value-type="string">
            <text:p>CIÊNCIAS AMBIENTAI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10" office:value-type="string">
            <text:p>CIÊNCIAS FÍSICAS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440">
            <text:p>440</text:p>
          </table:table-cell>
          <table:table-cell table:style-name="ce13" office:value-type="string">
            <text:p>CIÊNCIAS FÍSICAS (CURSO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441">
            <text:p>441</text:p>
          </table:table-cell>
          <table:table-cell table:style-name="ce13" office:value-type="string">
            <text:p>FÍSIC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442">
            <text:p>442</text:p>
          </table:table-cell>
          <table:table-cell table:style-name="ce13" office:value-type="string">
            <text:p>QUÍMIC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443">
            <text:p>443</text:p>
          </table:table-cell>
          <table:table-cell table:style-name="ce13" office:value-type="string">
            <text:p>CIÊNCIA DA TERR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10" office:value-type="string">
            <text:p>MATEMÁTICA E ESTATÍSTICA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461">
            <text:p>461</text:p>
          </table:table-cell>
          <table:table-cell table:style-name="ce13" office:value-type="string">
            <text:p>MATEMÁTIC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462">
            <text:p>462</text:p>
          </table:table-cell>
          <table:table-cell table:style-name="ce13" office:value-type="string">
            <text:p>ESTATÍSTIC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10" office:value-type="string">
            <text:p>COMPUTAÇÃO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481">
            <text:p>481</text:p>
          </table:table-cell>
          <table:table-cell table:style-name="ce13" office:value-type="string">
            <text:p>CIÊNCIA DA COMPUTAÇÃ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482">
            <text:p>482</text:p>
          </table:table-cell>
          <table:table-cell table:style-name="ce13" office:value-type="string">
            <text:p>USO DO COMPUTADOR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483">
            <text:p>483</text:p>
          </table:table-cell>
          <table:table-cell table:style-name="ce13" office:value-type="string">
            <text:p>PROCESSAMENTO DA INFORMAÇÃ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number-columns-repeated="7"/>
          <table:table-cell table:style-name="ce20"/>
          <table:table-cell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9" office:value-type="string">
            <text:p>ENGENHARIA, PRODUÇÃO E CONSTRUÇÃO</text:p>
          </table:table-cell>
          <table:table-cell table:style-name="ce15" table:number-columns-repeated="4"/>
          <table:table-cell table:style-name="ce18" table:number-columns-repeated="2"/>
          <table:table-cell table:style-name="ce15" table:number-columns-repeated="1016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10" office:value-type="string">
            <text:p>ENGENHARIA E PROFISSÕES CORRELATAS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520">
            <text:p>520</text:p>
          </table:table-cell>
          <table:table-cell table:style-name="ce13" office:value-type="string">
            <text:p>ENGENHARIA E PROFISSÕES DE ENGENHARIA (CURSOS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521">
            <text:p>521</text:p>
          </table:table-cell>
          <table:table-cell table:style-name="ce13" office:value-type="string">
            <text:p>ENGENHARIA MECÂNICA E METALURGI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522">
            <text:p>522</text:p>
          </table:table-cell>
          <table:table-cell table:style-name="ce13" office:value-type="string">
            <text:p>ELETRICIDADE E ENERGI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523">
            <text:p>523</text:p>
          </table:table-cell>
          <table:table-cell table:style-name="ce13" office:value-type="string">
            <text:p>ELETRÔNICA E AUTOMAÇÃ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524">
            <text:p>524</text:p>
          </table:table-cell>
          <table:table-cell table:style-name="ce13" office:value-type="string">
            <text:p>QUÍMICA E ENGENHARIA DE PROCESSO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525">
            <text:p>525</text:p>
          </table:table-cell>
          <table:table-cell table:style-name="ce13" office:value-type="string">
            <text:p>VEÍCULOS A MOTOR, CONSTRUÇÃO NAVAL E AERONÁUTICA <text:s text:c="10"/>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10" office:value-type="string">
            <text:p>PRODUÇÃO E PROCESSAMENTO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540">
            <text:p>540</text:p>
          </table:table-cell>
          <table:table-cell table:style-name="ce13" office:value-type="string">
            <text:p>FABRICAÇÃO E PROCESSAMENTO (CURSOS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541">
            <text:p>541</text:p>
          </table:table-cell>
          <table:table-cell table:style-name="ce13" office:value-type="string">
            <text:p>PROCESSAMENTO DE ALIMENTO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542">
            <text:p>542</text:p>
          </table:table-cell>
          <table:table-cell table:style-name="ce13" office:value-type="string">
            <text:p>TÊXTEIS, ROUPAS, CALÇADOS, COUR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543">
            <text:p>543</text:p>
          </table:table-cell>
          <table:table-cell table:style-name="ce13" office:value-type="string">
            <text:p>MATERIAIS (MADEIRA, PAPEL, PLÁSTICO, VIDRO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544">
            <text:p>544</text:p>
          </table:table-cell>
          <table:table-cell table:style-name="ce13" office:value-type="string">
            <text:p>MINERAÇÃO E EXTRAÇÃ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10" office:value-type="string">
            <text:p>ARQUITETURA E CONSTRUÇÃO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581">
            <text:p>581</text:p>
          </table:table-cell>
          <table:table-cell table:style-name="ce13" office:value-type="string">
            <text:p>ARQUITETURA E URBANISM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582">
            <text:p>582</text:p>
          </table:table-cell>
          <table:table-cell table:style-name="ce13" office:value-type="string">
            <text:p>ENGENHARIA CIVIL E DE CONSTRUÇÃ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number-columns-repeated="7"/>
          <table:table-cell table:style-name="ce20"/>
          <table:table-cell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9" office:value-type="string">
            <text:p>AGRICULTURA E VETERINÁRIA</text:p>
          </table:table-cell>
          <table:table-cell table:style-name="ce15" table:number-columns-repeated="4"/>
          <table:table-cell table:style-name="ce18" table:number-columns-repeated="2"/>
          <table:table-cell table:style-name="ce15" table:number-columns-repeated="1016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10" office:value-type="string">
            <text:p>AGRICULTURA, FLORESTAS E RECURSOS PESQUEIROS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620">
            <text:p>620</text:p>
          </table:table-cell>
          <table:table-cell table:style-name="ce13" office:value-type="string">
            <text:p>AGRICULTURA, SILVICULTURA, RECURSOS PESQUEIROS (CURSOS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621">
            <text:p>621</text:p>
          </table:table-cell>
          <table:table-cell table:style-name="ce13" office:value-type="string">
            <text:p>PRODUÇÃO AGRÍCOLA E PECUÁRI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622">
            <text:p>622</text:p>
          </table:table-cell>
          <table:table-cell table:style-name="ce13" office:value-type="string">
            <text:p>HORTICULTUR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623">
            <text:p>623</text:p>
          </table:table-cell>
          <table:table-cell table:style-name="ce13" office:value-type="string">
            <text:p>ENGENHARIA <text:s/>FLORESTAL – SILVICULTUR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624">
            <text:p>624</text:p>
          </table:table-cell>
          <table:table-cell table:style-name="ce13" office:value-type="string">
            <text:p>RECURSO PESQUEIRO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10" office:value-type="string">
            <text:p>VETERINÁRIA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641">
            <text:p>641</text:p>
          </table:table-cell>
          <table:table-cell table:style-name="ce13" office:value-type="string">
            <text:p>VETERINÁRI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9" office:value-type="string">
            <text:p>SAÚDE E BEM ESTAR SOCIAL</text:p>
          </table:table-cell>
          <table:table-cell table:style-name="ce15" table:number-columns-repeated="4"/>
          <table:table-cell table:style-name="ce18" table:number-columns-repeated="2"/>
          <table:table-cell table:style-name="ce15" table:number-columns-repeated="1016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10" office:value-type="string">
            <text:p>SAÚDE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720">
            <text:p>720</text:p>
          </table:table-cell>
          <table:table-cell table:style-name="ce13" office:value-type="string">
            <text:p>SAÚDE (CURSO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721">
            <text:p>721</text:p>
          </table:table-cell>
          <table:table-cell table:style-name="ce13" office:value-type="string">
            <text:p>MEDICIN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723">
            <text:p>723</text:p>
          </table:table-cell>
          <table:table-cell table:style-name="ce13" office:value-type="string">
            <text:p>ENFERMAGEM E ATENÇÃO PRIMÁRI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724">
            <text:p>724</text:p>
          </table:table-cell>
          <table:table-cell table:style-name="ce13" office:value-type="string">
            <text:p>ODONTOLOGI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725">
            <text:p>725</text:p>
          </table:table-cell>
          <table:table-cell table:style-name="ce13" office:value-type="string">
            <text:p>TECNOLOGIAS DE DIAGNÓSTICO E TRATAMENTO MÉDIC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726">
            <text:p>726</text:p>
          </table:table-cell>
          <table:table-cell table:style-name="ce13" office:value-type="string">
            <text:p>TERAPIA E REABILITAÇÃ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727">
            <text:p>727</text:p>
          </table:table-cell>
          <table:table-cell table:style-name="ce13" office:value-type="string">
            <text:p>FARMÁCIA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10" office:value-type="string">
            <text:p>SERVIÇO SOCIAL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761">
            <text:p>761</text:p>
          </table:table-cell>
          <table:table-cell table:style-name="ce13" office:value-type="string">
            <text:p>ATENDIMENTO À CRIANÇA E SERVIÇOS AOS JOVEN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762">
            <text:p>762</text:p>
          </table:table-cell>
          <table:table-cell table:style-name="ce13" office:value-type="string">
            <text:p>SERVIÇO SOCIAL E ORIENTAÇÃ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number-columns-repeated="7"/>
          <table:table-cell table:style-name="ce20"/>
          <table:table-cell table:number-columns-repeated="101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9" office:value-type="string">
            <text:p>SERVIÇOS</text:p>
          </table:table-cell>
          <table:table-cell table:style-name="ce15" table:number-columns-repeated="4"/>
          <table:table-cell table:style-name="ce18" table:number-columns-repeated="2"/>
          <table:table-cell table:style-name="ce15" table:number-columns-repeated="1016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10" office:value-type="string">
            <text:p>SERVIÇOS PESSOAIS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810">
            <text:p>810</text:p>
          </table:table-cell>
          <table:table-cell table:style-name="ce13" office:value-type="string">
            <text:p>SERVIÇOS A PARTICULARES (CURSO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811">
            <text:p>811</text:p>
          </table:table-cell>
          <table:table-cell table:style-name="ce13" office:value-type="string">
            <text:p>HOTELARIA, RESTAURANTES E SERVIÇOS DE ALIMENTAÇÃ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812">
            <text:p>812</text:p>
          </table:table-cell>
          <table:table-cell table:style-name="ce13" office:value-type="string">
            <text:p>VIAGENS, TURISMO E LAZER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813">
            <text:p>813</text:p>
          </table:table-cell>
          <table:table-cell table:style-name="ce13" office:value-type="string">
            <text:p>ESPORTE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814">
            <text:p>814</text:p>
          </table:table-cell>
          <table:table-cell table:style-name="ce13" office:value-type="string">
            <text:p>CIÊNCIAS DOMÉSTICAS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815">
            <text:p>815</text:p>
          </table:table-cell>
          <table:table-cell table:style-name="ce13" office:value-type="string">
            <text:p>SERVIÇOS DE <text:s/>BELEZA 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10" office:value-type="string">
            <text:p>SERVIÇOS DE TRANSPORTES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840">
            <text:p>840</text:p>
          </table:table-cell>
          <table:table-cell table:style-name="ce13" office:value-type="string">
            <text:p>SERVIÇOS DE TRANSPORTES (CURSO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/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10" office:value-type="string">
            <text:p>PROTEÇÃO AMBIENTAL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850">
            <text:p>850</text:p>
          </table:table-cell>
          <table:table-cell table:style-name="ce13" office:value-type="string">
            <text:p>PROTEÇÃO AMBIENTAL (CURSO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851">
            <text:p>851</text:p>
          </table:table-cell>
          <table:table-cell table:style-name="ce13" office:value-type="string">
            <text:p>TECNOLOGIA DE PROTEÇÃO AMBIENTAL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852">
            <text:p>852</text:p>
          </table:table-cell>
          <table:table-cell table:style-name="ce13" office:value-type="string">
            <text:p>AMBIENTES NATURAIS E VIDA SELVAGEM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853">
            <text:p>853</text:p>
          </table:table-cell>
          <table:table-cell table:style-name="ce13" office:value-type="string">
            <text:p>SERVIÇOS COMUNITÁRIOS DE <text:s/>SANEAMENTO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/>
          <table:table-cell table:style-name="ce13" office:value-type="string">
            <text:p><text:s text:c="8"/>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10" office:value-type="string">
            <text:p>SERVIÇOS DE SEGURANÇA</text:p>
          </table:table-cell>
          <table:table-cell table:number-columns-repeated="4"/>
          <table:table-cell table:style-name="ce19" table:number-columns-repeated="2"/>
          <table:table-cell table:number-columns-repeated="1016"/>
        </table:table-row>
        <table:table-row table:style-name="ro3">
          <table:table-cell table:style-name="ce6" office:value-type="float" office:value="860">
            <text:p>860</text:p>
          </table:table-cell>
          <table:table-cell table:style-name="ce13" office:value-type="string">
            <text:p>SERVIÇOS DE SEGURANÇA (CURSO GERAIS)</text:p>
          </table:table-cell>
          <table:table-cell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6" office:value-type="float" office:value="861">
            <text:p>861</text:p>
          </table:table-cell>
          <table:table-cell table:style-name="ce13" office:value-type="string">
            <text:p>PROTEÇÃO DE PESSOAS E PROPRIEDADES</text:p>
          </table:table-cell>
          <table:table-cell table:number-columns-repeated="1022"/>
        </table:table-row>
        <table:table-row table:style-name="ro3">
          <table:table-cell table:style-name="ce6" office:value-type="float" office:value="862">
            <text:p>862</text:p>
          </table:table-cell>
          <table:table-cell table:style-name="ce13" office:value-type="string">
            <text:p>SAÚDE E SEGURANÇA DO TRABALHO</text:p>
          </table:table-cell>
          <table:table-cell table:number-columns-repeated="1022"/>
        </table:table-row>
        <table:table-row table:style-name="ro3">
          <table:table-cell table:style-name="ce6" office:value-type="float" office:value="863">
            <text:p>863</text:p>
          </table:table-cell>
          <table:table-cell table:style-name="ce13" office:value-type="string">
            <text:p>SETOR MILITAR E DE DEFESA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9" office:value-type="string">
            <text:p>NÃO SABE E NÃO ESPECIFICADO</text:p>
          </table:table-cell>
          <table:table-cell table:style-name="ce15" table:number-columns-repeated="4"/>
          <table:table-cell table:style-name="ce18" table:number-columns-repeated="2"/>
          <table:table-cell table:style-name="ce15" table:number-columns-repeated="1016"/>
        </table:table-row>
        <table:table-row table:style-name="ro4">
          <table:table-cell table:style-name="ce8" office:value-type="float" office:value="85">
            <text:p>085</text:p>
          </table:table-cell>
          <table:table-cell table:style-name="ce13" office:value-type="string">
            <text:p>NÃO SABE E SUPERIOR NÃO ESPECIFICADO</text:p>
          </table:table-cell>
          <table:table-cell table:style-name="ce16" table:number-columns-repeated="4"/>
          <table:table-cell table:style-name="ce21"/>
          <table:table-cell table:style-name="ce23"/>
          <table:table-cell table:style-name="ce16"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<text:s text:c="8"/></text:p>
          </table:table-cell>
          <table:table-cell table:number-columns-repeated="1022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/>
          <table:table-cell office:value-type="string">
            <text:p><text:s text:c="8"/></text:p>
          </table:table-cell>
          <table:table-cell table:number-columns-repeated="1022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3" table:number-rows-repeated="6536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number number:decimal-places="0" number:min-integer-digits="1" number:grouping="true"/>
      <number:text> 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number number:decimal-places="2" number:min-integer-digits="1" number:grouping="true"/>
      <number:text> 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0" number:min-integer-digits="3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28/06/2012</text:date>, <text:time>16:0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strutura" style:display-name="PageStyle_Estru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ndeli dos Santos Guerra</meta:initial-creator>
    <meta:creation-date>2012-06-26T12:06:28</meta:creation-date>
    <dc:creator>Vandeli dos Santos Guerra</dc:creator>
    <dc:date>2012-06-27T17:04:44</dc:date>
    <meta:print-date>2012-06-27T17:00:53</meta:print-date>
    <meta:document-statistic meta:table-count="1" meta:cell-count="247" meta:object-count="0"/>
    <meta:generator>BrOffice.org/3.2$Win32 OpenOffice.org_project/320m18$Build-9502</meta:generator>
  </office:meta>
</office:document-meta>
</file>